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43-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5 de Agost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lmuerzo con Directivos y visitantes para el 52 Aniversario de la CEM ,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EL PARADERO DEL TORO GORDO,C.A, RIF: J-31136396-3, por un monto de Bs. 12.180,01, ubicada en Av. Bella VIsta Km3 Edificio S/E Maturin Monagas, MATURIN ESTADO MONAGAS
<text:line-break/>
<text:line-break/></text:p>
      <text:p text:style-name="P11"/>
      <text:p text:style-name="P5"><text:span text:style-name="T21">En Maturín, a los </text:span><text:span text:style-name="Fuente_20_de_20_párrafo_20_predeter."><text:span text:style-name="T17"><text:s/>cinco (05)</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gost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